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ons" table:style-name="ta1">
        <table:shapes>
          <draw:frame draw:z-index="0" draw:style-name="gr1" draw:text-style-name="P1" svg:width="1016.99pt" svg:height="413.35pt" svg:x="15.59pt" svg:y="1311.59pt">
            <loext:p draw:notify-on-update-of-ranges="Iterations.A2:Iterations.A101 Iterations.B1:Iterations.B1 Iterations.B2:Iterations.B101 Iterations.A2:Iterations.A101 Iterations.C1:Iterations.C1 Iterations.C2:Iterations.C101 Iterations.A2:Iterations.A101 Iterations.D1:Iterations.D1 Iterations.D2:Iterations.D101 Iterations.A2:Iterations.A101 Iterations.E1:Iterations.E1 Iterations.E2:Iterations.E101 Iterations.A2:Iterations.A101 Iterations.F1:Iterations.F1 Iterations.F2:Iterations.F101 Iterations.A2:Iterations.A101 Iterations.G1:Iterations.G1 Iterations.G2:Iterations.G101 Iterations.A2:Iterations.A101 Iterations.H1:Iterations.H1 Iterations.H2:Iterations.H101 Iterations.A2:Iterations.A101 Iterations.I1:Iterations.I1 Iterations.I2:Iterations.I101 Iterations.A2:Iterations.A101 Iterations.J1:Iterations.J1 Iterations.J2:Iterations.J101 Iterations.A2:Iterations.A101 Iterations.K1:Iterations.K1 Iterations.K2:Iterations.K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47.34pt" svg:y="1736.82pt">
            <loext:p draw:notify-on-update-of-ranges="Iterations.B1:Iterations.K1 Iterations.B102:Iterations.K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453.46pt" svg:height="255.26pt" svg:x="531.52pt" svg:y="1745.32pt">
            <loext:p draw:notify-on-update-of-ranges="Iterations.E1:Iterations.K1 Iterations.E102:Iterations.K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/>
          <table:table-cell table:style-name="ce1" table:number-columns-repeated="9"/>
          <table:table-cell table:number-columns-repeated="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9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96" calcext:value-type="float">
            <text:p>569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4" calcext:value-type="float">
            <text:p>2654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4" calcext:value-type="float">
            <text:p>844</text:p>
          </table:table-cell>
          <table:table-cell office:value-type="float" office:value="596" calcext:value-type="float">
            <text:p>596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2" calcext:value-type="float">
            <text:p>1682</text:p>
          </table:table-cell>
          <table:table-cell office:value-type="float" office:value="1075" calcext:value-type="float">
            <text:p>1075</text:p>
          </table:table-cell>
          <table:table-cell office:value-type="float" office:value="1192" calcext:value-type="float">
            <text:p>119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5" calcext:value-type="float">
            <text:p>645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7" calcext:value-type="float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3" calcext:value-type="float">
            <text:p>78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4" calcext:value-type="float">
            <text:p>784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5" calcext:value-type="float">
            <text:p>785</text:p>
          </table:table-cell>
          <table:table-cell office:value-type="float" office:value="5650" calcext:value-type="float">
            <text:p>56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5" calcext:value-type="float">
            <text:p>78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5" calcext:value-type="float">
            <text:p>785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5" calcext:value-type="float">
            <text:p>785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6" calcext:value-type="float">
            <text:p>786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6" calcext:value-type="float">
            <text:p>786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6" calcext:value-type="float">
            <text:p>786</text:p>
          </table:table-cell>
          <table:table-cell office:value-type="float" office:value="1175" calcext:value-type="float">
            <text:p>11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7" calcext:value-type="float">
            <text:p>787</text:p>
          </table:table-cell>
          <table:table-cell office:value-type="float" office:value="2488" calcext:value-type="float">
            <text:p>24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7" calcext:value-type="float">
            <text:p>787</text:p>
          </table:table-cell>
          <table:table-cell office:value-type="float" office:value="3520" calcext:value-type="float">
            <text:p>35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7" calcext:value-type="float">
            <text:p>787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7" calcext:value-type="float">
            <text:p>787</text:p>
          </table:table-cell>
          <table:table-cell office:value-type="float" office:value="8149" calcext:value-type="float">
            <text:p>81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7" calcext:value-type="float">
            <text:p>787</text:p>
          </table:table-cell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7" calcext:value-type="float">
            <text:p>787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7" calcext:value-type="float">
            <text:p>787</text:p>
          </table:table-cell>
          <table:table-cell office:value-type="float" office:value="2040" calcext:value-type="float">
            <text:p>20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8" calcext:value-type="float">
            <text:p>788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8" calcext:value-type="float">
            <text:p>788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8" calcext:value-type="float">
            <text:p>788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office:value-type="float" office:value="2478" calcext:value-type="float">
            <text:p>24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9" calcext:value-type="float">
            <text:p>789</text:p>
          </table:table-cell>
          <table:table-cell office:value-type="float" office:value="3377" calcext:value-type="float">
            <text:p>33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9" calcext:value-type="float">
            <text:p>789</text:p>
          </table:table-cell>
          <table:table-cell office:value-type="float" office:value="2407" calcext:value-type="float">
            <text:p>24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9" calcext:value-type="float">
            <text:p>78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9" calcext:value-type="float">
            <text:p>789</text:p>
          </table:table-cell>
          <table:table-cell office:value-type="float" office:value="5281" calcext:value-type="float">
            <text:p>52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9" calcext:value-type="float">
            <text:p>789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9" calcext:value-type="float">
            <text:p>789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9" calcext:value-type="float">
            <text:p>789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9" calcext:value-type="float">
            <text:p>789</text:p>
          </table:table-cell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1" calcext:value-type="float">
            <text:p>791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9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2" calcext:value-type="float">
            <text:p>79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3" calcext:value-type="float">
            <text:p>793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3" calcext:value-type="float">
            <text:p>79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5" calcext:value-type="float">
            <text:p>875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1" calcext:value-type="float">
            <text:p>86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1" calcext:value-type="float">
            <text:p>82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3" calcext:value-type="float">
            <text:p>833</text:p>
          </table:table-cell>
          <table:table-cell office:value-type="float" office:value="160" calcext:value-type="float">
            <text:p>16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870.07" calcext:value-type="float">
            <text:p>870.07</text:p>
          </table:table-cell>
          <table:table-cell table:formula="of:=AVERAGE([.C2:.C101])" office:value-type="float" office:value="496.71" calcext:value-type="float">
            <text:p>496.71</text:p>
          </table:table-cell>
          <table:table-cell table:formula="of:=AVERAGE([.D2:.D101])" office:value-type="float" office:value="65.83" calcext:value-type="float">
            <text:p>65.83</text:p>
          </table:table-cell>
          <table:table-cell table:formula="of:=AVERAGE([.E2:.E101])" office:value-type="float" office:value="8.67" calcext:value-type="float">
            <text:p>8.67</text:p>
          </table:table-cell>
          <table:table-cell table:formula="of:=AVERAGE([.F2:.F101])" office:value-type="float" office:value="7.62" calcext:value-type="float">
            <text:p>7.62</text:p>
          </table:table-cell>
          <table:table-cell table:formula="of:=AVERAGE([.G2:.G101])" office:value-type="float" office:value="7.51" calcext:value-type="float">
            <text:p>7.51</text:p>
          </table:table-cell>
          <table:table-cell table:formula="of:=AVERAGE([.H2:.H101])" office:value-type="float" office:value="7" calcext:value-type="float">
            <text:p>7</text:p>
          </table:table-cell>
          <table:table-cell table:formula="of:=AVERAGE([.I2:.I101])" office:value-type="float" office:value="7.47" calcext:value-type="float">
            <text:p>7.47</text:p>
          </table:table-cell>
          <table:table-cell table:formula="of:=AVERAGE([.J2:.J101])" office:value-type="float" office:value="7.56" calcext:value-type="float">
            <text:p>7.56</text:p>
          </table:table-cell>
          <table:table-cell table:formula="of:=AVERAGE([.K2:.K101])" office:value-type="float" office:value="7.95" calcext:value-type="float">
            <text:p>7.95</text:p>
          </table:table-cell>
          <table:table-cell table:number-columns-repeated="91"/>
        </table:table-row>
        <table:table-row table:style-name="ro1" table:number-rows-repeated="62">
          <table:table-cell table:number-columns-repeated="102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</table:table>
      <table:table table:name="Deleted Columns" table:style-name="ta1">
        <table:shapes>
          <draw:frame draw:z-index="0" draw:style-name="gr2" draw:text-style-name="P1" svg:width="453.51pt" svg:height="255.09pt" svg:x="175.86pt" svg:y="1347.56pt">
            <loext:p draw:notify-on-update-of-ranges="'Deleted Columns'.B1:'Deleted Columns'.K1 'Deleted Columns'.A102:'Deleted Columns'.A102 'Deleted Columns'.B102:'Deleted Columns'.K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 table:number-columns-repeated="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95" calcext:value-type="float">
            <text:p>569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6" calcext:value-type="float">
            <text:p>2656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4" calcext:value-type="float">
            <text:p>844</text:p>
          </table:table-cell>
          <table:table-cell office:value-type="float" office:value="602" calcext:value-type="float">
            <text:p>602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office:value-type="float" office:value="1074" calcext:value-type="float">
            <text:p>1074</text:p>
          </table:table-cell>
          <table:table-cell office:value-type="float" office:value="1191" calcext:value-type="float">
            <text:p>119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0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office:value-type="float" office:value="468" calcext:value-type="float">
            <text:p>4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2" calcext:value-type="float">
            <text:p>632</text:p>
          </table:table-cell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7" calcext:value-type="float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1" calcext:value-type="float">
            <text:p>7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3" calcext:value-type="float">
            <text:p>783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4" calcext:value-type="float">
            <text:p>784</text:p>
          </table:table-cell>
          <table:table-cell office:value-type="float" office:value="5650" calcext:value-type="float">
            <text:p>565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4" calcext:value-type="float">
            <text:p>784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4" calcext:value-type="float">
            <text:p>78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5" calcext:value-type="float">
            <text:p>785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5" calcext:value-type="float">
            <text:p>78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5" calcext:value-type="float">
            <text:p>785</text:p>
          </table:table-cell>
          <table:table-cell office:value-type="float" office:value="1173" calcext:value-type="float">
            <text:p>1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6" calcext:value-type="float">
            <text:p>786</text:p>
          </table:table-cell>
          <table:table-cell office:value-type="float" office:value="2486" calcext:value-type="float">
            <text:p>248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6" calcext:value-type="float">
            <text:p>786</text:p>
          </table:table-cell>
          <table:table-cell office:value-type="float" office:value="3520" calcext:value-type="float">
            <text:p>352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6" calcext:value-type="float">
            <text:p>786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6" calcext:value-type="float">
            <text:p>786</text:p>
          </table:table-cell>
          <table:table-cell office:value-type="float" office:value="8148" calcext:value-type="float">
            <text:p>81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6" calcext:value-type="float">
            <text:p>786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6" calcext:value-type="float">
            <text:p>786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6" calcext:value-type="float">
            <text:p>786</text:p>
          </table:table-cell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87" calcext:value-type="float">
            <text:p>787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7" calcext:value-type="float">
            <text:p>78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7" calcext:value-type="float">
            <text:p>787</text:p>
          </table:table-cell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7" calcext:value-type="float">
            <text:p>787</text:p>
          </table:table-cell>
          <table:table-cell office:value-type="float" office:value="2477" calcext:value-type="float">
            <text:p>247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8" calcext:value-type="float">
            <text:p>788</text:p>
          </table:table-cell>
          <table:table-cell office:value-type="float" office:value="3376" calcext:value-type="float">
            <text:p>337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8" calcext:value-type="float">
            <text:p>788</text:p>
          </table:table-cell>
          <table:table-cell office:value-type="float" office:value="2404" calcext:value-type="float">
            <text:p>2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8" calcext:value-type="float">
            <text:p>788</text:p>
          </table:table-cell>
          <table:table-cell office:value-type="float" office:value="5280" calcext:value-type="float">
            <text:p>528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8" calcext:value-type="float">
            <text:p>788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88" calcext:value-type="float">
            <text:p>78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8" calcext:value-type="float">
            <text:p>788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8" calcext:value-type="float">
            <text:p>788</text:p>
          </table:table-cell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9" calcext:value-type="float">
            <text:p>789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0" calcext:value-type="float">
            <text:p>790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2" calcext:value-type="float">
            <text:p>79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2" calcext:value-type="float">
            <text:p>79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4" calcext:value-type="float">
            <text:p>874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0" calcext:value-type="float">
            <text:p>86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1" calcext:value-type="float">
            <text:p>821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86" calcext:value-type="float">
            <text:p>28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2" calcext:value-type="float">
            <text:p>832</text:p>
          </table:table-cell>
          <table:table-cell office:value-type="float" office:value="159" calcext:value-type="float">
            <text:p>159</text:p>
          </table:table-cell>
          <table:table-cell office:value-type="float" office:value="275" calcext:value-type="float">
            <text:p>2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float" office:value="160" calcext:value-type="float">
            <text:p>160</text:p>
          </table:table-cell>
          <table:table-cell office:value-type="float" office:value="296" calcext:value-type="float">
            <text:p>2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868.68" calcext:value-type="float">
            <text:p>868.68</text:p>
          </table:table-cell>
          <table:table-cell table:formula="of:=AVERAGE([.C2:.C101])" office:value-type="float" office:value="495.02" calcext:value-type="float">
            <text:p>495.02</text:p>
          </table:table-cell>
          <table:table-cell table:formula="of:=AVERAGE([.D2:.D101])" office:value-type="float" office:value="63.97" calcext:value-type="float">
            <text:p>63.97</text:p>
          </table:table-cell>
          <table:table-cell table:formula="of:=AVERAGE([.E2:.E101])" office:value-type="float" office:value="1.98" calcext:value-type="float">
            <text:p>1.98</text:p>
          </table:table-cell>
          <table:table-cell table:formula="of:=AVERAGE([.F2:.F101])" office:value-type="float" office:value="0.03" calcext:value-type="float">
            <text:p>0.03</text:p>
          </table:table-cell>
          <table:table-cell table:formula="of:=AVERAGE([.G2:.G101])" office:value-type="float" office:value="0.01" calcext:value-type="float">
            <text:p>0.01</text:p>
          </table:table-cell>
          <table:table-cell table:formula="of:=AVERAGE([.H2:.H101])" office:value-type="float" office:value="0.01" calcext:value-type="float">
            <text:p>0.01</text:p>
          </table:table-cell>
          <table:table-cell table:formula="of:=AVERAGE([.I2:.I101])" office:value-type="float" office:value="0.01" calcext:value-type="float">
            <text:p>0.01</text:p>
          </table:table-cell>
          <table:table-cell table:formula="of:=AVERAGE([.J2:.J101])" office:value-type="float" office:value="0.01" calcext:value-type="float">
            <text:p>0.01</text:p>
          </table:table-cell>
          <table:table-cell table:formula="of:=AVERAGE([.K2:.K101])" office:value-type="float" office:value="0" calcext:value-type="float">
            <text:p>0</text:p>
          </table:table-cell>
          <table:table-cell table:number-columns-repeated="91"/>
        </table:table-row>
      </table:table>
      <table:named-expressions/>
      <table:database-ranges>
        <table:database-range table:name="__Anonymous_Sheet_DB__0" table:target-range-address="Iterations.B1:Iterations.K102" table:contains-header="false" table:orientation="column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Deleted Columns'.A1:'Deleted Columns'.K10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23:14:46.402864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8:27:52.188607409</meta:creation-date>
    <dc:date>2018-07-24T23:19:00.736241752</dc:date>
    <meta:editing-duration>PT6H45M22S</meta:editing-duration>
    <meta:editing-cycles>5</meta:editing-cycles>
    <meta:generator>LibreOffice/5.1.6.2$Linux_X86_64 LibreOffice_project/10m0$Build-2</meta:generator>
    <meta:document-statistic meta:table-count="2" meta:cell-count="22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35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35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35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width="0.018cm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878cm" svg:height="14.583cm" xlink:href=".." xlink:type="simple" chart:class="chart:scatter" chart:style-name="ch1">
        <chart:title svg:x="11.493cm" svg:y="0.427cm" chart:style-name="ch2">
          <text:p>Iterations to coupling convergence for different filter limits (QR1)</text:p>
        </chart:title>
        <chart:legend chart:legend-position="end" svg:x="33.158cm" svg:y="4.751cm" style:legend-expansion="high" chart:style-name="ch3"/>
        <chart:plot-area chart:style-name="ch4" table:cell-range-address="Iterations.A2:Iterations.K101 Iterations.B1:Iterations.K1" chart:data-source-has-labels="row" svg:x="1.728cm" svg:y="1.523cm" svg:width="30.713cm" svg:height="11.788cm">
          <chartooo:coordinate-region svg:x="2.535cm" svg:y="1.722cm" svg:width="29.256cm" svg:height="10.942cm"/>
          <chart:axis chart:dimension="x" chart:name="primary-x" chart:style-name="ch5">
            <chart:title svg:x="16.379cm" svg:y="13.602cm" chart:style-name="ch6">
              <text:p>time step</text:p>
            </chart:title>
          </chart:axis>
          <chart:axis chart:dimension="y" chart:name="primary-y" chart:style-name="ch7">
            <chart:title svg:x="0.451cm" svg:y="7.911cm" chart:style-name="ch8">
              <text:p>N_iter</text:p>
            </chart:title>
          </chart:axis>
          <chart:series chart:style-name="ch9" chart:values-cell-range-address="Iterations.B2:Iterations.B101" chart:label-cell-address="Iterations.B1:Iterations.B1" chart:class="chart:scatter">
            <chart:domain table:cell-range-address="Iterations.A2:Iterations.A101"/>
            <chart:data-point chart:repeated="100"/>
          </chart:series>
          <chart:series chart:style-name="ch10" chart:values-cell-range-address="Iterations.C2:Iterations.C101" chart:label-cell-address="Iterations.C1:Iterations.C1" chart:class="chart:scatter">
            <chart:data-point chart:repeated="100"/>
          </chart:series>
          <chart:series chart:style-name="ch11" chart:values-cell-range-address="Iterations.D2:Iterations.D101" chart:label-cell-address="Iterations.D1:Iterations.D1" chart:class="chart:scatter">
            <chart:data-point chart:repeated="100"/>
          </chart:series>
          <chart:series chart:style-name="ch12" chart:values-cell-range-address="Iterations.E2:Iterations.E101" chart:label-cell-address="Iterations.E1:Iterations.E1" chart:class="chart:scatter">
            <chart:data-point chart:repeated="100"/>
          </chart:series>
          <chart:series chart:style-name="ch13" chart:values-cell-range-address="Iterations.F2:Iterations.F101" chart:label-cell-address="Iterations.F1:Iterations.F1" chart:class="chart:scatter">
            <chart:data-point chart:repeated="100"/>
          </chart:series>
          <chart:series chart:style-name="ch14" chart:values-cell-range-address="Iterations.G2:Iterations.G101" chart:label-cell-address="Iterations.G1:Iterations.G1" chart:class="chart:scatter">
            <chart:data-point chart:repeated="100"/>
          </chart:series>
          <chart:series chart:style-name="ch15" chart:values-cell-range-address="Iterations.H2:Iterations.H101" chart:label-cell-address="Iterations.H1:Iterations.H1" chart:class="chart:scatter">
            <chart:data-point chart:repeated="100"/>
          </chart:series>
          <chart:series chart:style-name="ch16" chart:values-cell-range-address="Iterations.I2:Iterations.I101" chart:label-cell-address="Iterations.I1:Iterations.I1" chart:class="chart:scatter">
            <chart:data-point chart:repeated="100"/>
          </chart:series>
          <chart:series chart:style-name="ch17" chart:values-cell-range-address="Iterations.J2:Iterations.J101" chart:label-cell-address="Iterations.J1:Iterations.J1" chart:class="chart:scatter">
            <chart:data-point chart:repeated="100"/>
          </chart:series>
          <chart:series chart:style-name="ch18" chart:values-cell-range-address="Iterations.K2:Iterations.K101" chart:label-cell-address="Iterations.K1:Iterations.K1" chart:class="chart:scatter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0E-03</text:p>
                <draw:g>
                  <svg:desc>Iterations.B1:Iterations.B1</svg:desc>
                </draw:g>
              </table:table-cell>
              <table:table-cell office:value-type="string">
                <text:p>1.00E-04</text:p>
                <draw:g>
                  <svg:desc>Iterations.C1:Iterations.C1</svg:desc>
                </draw:g>
              </table:table-cell>
              <table:table-cell office:value-type="string">
                <text:p>1.00E-05</text:p>
                <draw:g>
                  <svg:desc>Iterations.D1:Iterations.D1</svg:desc>
                </draw:g>
              </table:table-cell>
              <table:table-cell office:value-type="string">
                <text:p>1.00E-06</text:p>
                <draw:g>
                  <svg:desc>Iterations.E1:Iterations.E1</svg:desc>
                </draw:g>
              </table:table-cell>
              <table:table-cell office:value-type="string">
                <text:p>1.00E-07</text:p>
                <draw:g>
                  <svg:desc>Iterations.F1:Iterations.F1</svg:desc>
                </draw:g>
              </table:table-cell>
              <table:table-cell office:value-type="string">
                <text:p>1.00E-08</text:p>
                <draw:g>
                  <svg:desc>Iterations.G1:Iterations.G1</svg:desc>
                </draw:g>
              </table:table-cell>
              <table:table-cell office:value-type="string">
                <text:p>1.00E-09</text:p>
                <draw:g>
                  <svg:desc>Iterations.H1:Iterations.H1</svg:desc>
                </draw:g>
              </table:table-cell>
              <table:table-cell office:value-type="string">
                <text:p>1.00E-10</text:p>
                <draw:g>
                  <svg:desc>Iterations.I1:Iterations.I1</svg:desc>
                </draw:g>
              </table:table-cell>
              <table:table-cell office:value-type="string">
                <text:p>1.00E-11</text:p>
                <draw:g>
                  <svg:desc>Iterations.J1:Iterations.J1</svg:desc>
                </draw:g>
              </table:table-cell>
              <table:table-cell office:value-type="string">
                <text:p>1.00E-12</text:p>
                <draw:g>
                  <svg:desc>Iterations.K1:Iteratio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terations.A2:Iterations.A101</svg:desc>
                </draw:g>
              </table:table-cell>
              <table:table-cell office:value-type="float" office:value="1428">
                <text:p>1428</text:p>
                <draw:g>
                  <svg:desc>Iterations.B2:Iterations.B101</svg:desc>
                </draw:g>
              </table:table-cell>
              <table:table-cell office:value-type="float" office:value="77">
                <text:p>77</text:p>
                <draw:g>
                  <svg:desc>Iterations.C2:Iterations.C101</svg:desc>
                </draw:g>
              </table:table-cell>
              <table:table-cell office:value-type="float" office:value="81">
                <text:p>81</text:p>
                <draw:g>
                  <svg:desc>Iterations.D2:Iterations.D101</svg:desc>
                </draw:g>
              </table:table-cell>
              <table:table-cell office:value-type="float" office:value="75">
                <text:p>75</text:p>
                <draw:g>
                  <svg:desc>Iterations.E2:Iterations.E101</svg:desc>
                </draw:g>
              </table:table-cell>
              <table:table-cell office:value-type="float" office:value="77">
                <text:p>77</text:p>
                <draw:g>
                  <svg:desc>Iterations.F2:Iterations.F101</svg:desc>
                </draw:g>
              </table:table-cell>
              <table:table-cell office:value-type="float" office:value="75">
                <text:p>75</text:p>
                <draw:g>
                  <svg:desc>Iterations.G2:Iterations.G101</svg:desc>
                </draw:g>
              </table:table-cell>
              <table:table-cell office:value-type="float" office:value="75">
                <text:p>75</text:p>
                <draw:g>
                  <svg:desc>Iterations.H2:Iterations.H101</svg:desc>
                </draw:g>
              </table:table-cell>
              <table:table-cell office:value-type="float" office:value="74">
                <text:p>74</text:p>
                <draw:g>
                  <svg:desc>Iterations.I2:Iterations.I101</svg:desc>
                </draw:g>
              </table:table-cell>
              <table:table-cell office:value-type="float" office:value="75">
                <text:p>75</text:p>
                <draw:g>
                  <svg:desc>Iterations.J2:Iterations.J101</svg:desc>
                </draw:g>
              </table:table-cell>
              <table:table-cell office:value-type="float" office:value="75">
                <text:p>75</text:p>
                <draw:g>
                  <svg:desc>Iterations.K2:Iterations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5">
                <text:p>2005</text:p>
              </table:table-cell>
              <table:table-cell office:value-type="float" office:value="343">
                <text:p>34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96">
                <text:p>569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6">
                <text:p>456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54">
                <text:p>2654</text:p>
              </table:table-cell>
              <table:table-cell office:value-type="float" office:value="4">
                <text:p>4</text:p>
              </table:table-cell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1">
                <text:p>511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44">
                <text:p>844</text:p>
              </table:table-cell>
              <table:table-cell office:value-type="float" office:value="596">
                <text:p>596</text:p>
              </table:table-cell>
              <table:table-cell office:value-type="float" office:value="536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82">
                <text:p>1682</text:p>
              </table:table-cell>
              <table:table-cell office:value-type="float" office:value="1075">
                <text:p>1075</text:p>
              </table:table-cell>
              <table:table-cell office:value-type="float" office:value="1192">
                <text:p>1192</text:p>
              </table:table-cell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4">
                <text:p>45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45">
                <text:p>645</text:p>
              </table:table-cell>
              <table:table-cell office:value-type="float" office:value="13">
                <text:p>13</text:p>
              </table:table-cell>
              <table:table-cell office:value-type="float" office:value="469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4">
                <text:p>634</text:p>
              </table:table-cell>
              <table:table-cell office:value-type="float" office:value="23">
                <text:p>23</text:p>
              </table:table-cell>
              <table:table-cell office:value-type="float" office:value="496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7">
                <text:p>657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28">
                <text:p>62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4">
                <text:p>67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57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77">
                <text:p>77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76">
                <text:p>77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7">
                <text:p>77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78">
                <text:p>77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80">
                <text:p>78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1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81">
                <text:p>78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82">
                <text:p>78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82">
                <text:p>78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83">
                <text:p>7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83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83">
                <text:p>78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84">
                <text:p>78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84">
                <text:p>784</text:p>
              </table:table-cell>
              <table:table-cell office:value-type="float" office:value="251">
                <text:p>25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85">
                <text:p>785</text:p>
              </table:table-cell>
              <table:table-cell office:value-type="float" office:value="5650">
                <text:p>565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85">
                <text:p>785</text:p>
              </table:table-cell>
              <table:table-cell office:value-type="float" office:value="266">
                <text:p>26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85">
                <text:p>785</text:p>
              </table:table-cell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86">
                <text:p>786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86">
                <text:p>786</text:p>
              </table:table-cell>
              <table:table-cell office:value-type="float" office:value="241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  <table:table-cell office:value-type="float" office:value="1175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87">
                <text:p>787</text:p>
              </table:table-cell>
              <table:table-cell office:value-type="float" office:value="2488">
                <text:p>248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7">
                <text:p>787</text:p>
              </table:table-cell>
              <table:table-cell office:value-type="float" office:value="3520">
                <text:p>352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7">
                <text:p>787</text:p>
              </table:table-cell>
              <table:table-cell office:value-type="float" office:value="385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87">
                <text:p>787</text:p>
              </table:table-cell>
              <table:table-cell office:value-type="float" office:value="8149">
                <text:p>814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87">
                <text:p>787</text:p>
              </table:table-cell>
              <table:table-cell office:value-type="float" office:value="303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87">
                <text:p>787</text:p>
              </table:table-cell>
              <table:table-cell office:value-type="float" office:value="359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87">
                <text:p>787</text:p>
              </table:table-cell>
              <table:table-cell office:value-type="float" office:value="2040">
                <text:p>204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88">
                <text:p>788</text:p>
              </table:table-cell>
              <table:table-cell office:value-type="float" office:value="247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88">
                <text:p>788</text:p>
              </table:table-cell>
              <table:table-cell office:value-type="float" office:value="428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8">
                <text:p>788</text:p>
              </table:table-cell>
              <table:table-cell office:value-type="float" office:value="564">
                <text:p>56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88">
                <text:p>788</text:p>
              </table:table-cell>
              <table:table-cell office:value-type="float" office:value="2478">
                <text:p>247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89">
                <text:p>789</text:p>
              </table:table-cell>
              <table:table-cell office:value-type="float" office:value="3377">
                <text:p>337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89">
                <text:p>789</text:p>
              </table:table-cell>
              <table:table-cell office:value-type="float" office:value="2407">
                <text:p>24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9">
                <text:p>78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89">
                <text:p>789</text:p>
              </table:table-cell>
              <table:table-cell office:value-type="float" office:value="5281">
                <text:p>528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89">
                <text:p>789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89">
                <text:p>789</text:p>
              </table:table-cell>
              <table:table-cell office:value-type="float" office:value="161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89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89">
                <text:p>789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90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91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2">
                <text:p>792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3">
                <text:p>793</text:p>
              </table:table-cell>
              <table:table-cell office:value-type="float" office:value="158">
                <text:p>15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3">
                <text:p>793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75">
                <text:p>875</text:p>
              </table:table-cell>
              <table:table-cell office:value-type="float" office:value="158">
                <text:p>15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61">
                <text:p>861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1">
                <text:p>821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">
                <text:p>833</text:p>
              </table:table-cell>
              <table:table-cell office:value-type="float" office:value="160">
                <text:p>160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">
                <text:p>833</text:p>
              </table:table-cell>
              <table:table-cell office:value-type="float" office:value="161">
                <text:p>161</text:p>
              </table:table-cell>
              <table:table-cell office:value-type="float" office:value="297">
                <text:p>29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Average number of iterations</text:p>
        </chart:title>
        <chart:plot-area chart:style-name="ch3" table:cell-range-address="Iterations.B1:Iterations.K1 Iterations.B102:Iterations.K102" svg:x="1.331cm" svg:y="1.301cm" svg:width="14.349cm" svg:height="6.538cm">
          <chartooo:coordinate-region svg:x="2.138cm" svg:y="1.501cm" svg:width="12.667cm" svg:height="5.691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5.064cm" chart:style-name="ch7">
              <text:p>N_iter</text:p>
            </chart:title>
            <chart:grid chart:style-name="ch8" chart:class="minor"/>
          </chart:axis>
          <chart:series chart:style-name="ch9" chart:values-cell-range-address="Iterations.B102:Iterations.K102" chart:class="chart:scatter">
            <chart:domain table:cell-range-address="Iterations.B1:Iterations.K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Iterations.B1:Iterations.K1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870.07">
                <text:p>870.07</text:p>
                <draw:g>
                  <svg:desc>Iterations.B102:Iterations.K102</svg:desc>
                </draw:g>
              </table:table-cell>
              <table:table-cell office:value-type="float" office:value="496.71">
                <text:p>496.71</text:p>
              </table:table-cell>
              <table:table-cell office:value-type="float" office:value="65.83">
                <text:p>65.83</text:p>
              </table:table-cell>
              <table:table-cell office:value-type="float" office:value="8.67">
                <text:p>8.67</text:p>
              </table:table-cell>
              <table:table-cell office:value-type="float" office:value="7.62">
                <text:p>7.62</text:p>
              </table:table-cell>
              <table:table-cell office:value-type="float" office:value="7.51">
                <text:p>7.51</text:p>
              </table:table-cell>
              <table:table-cell office:value-type="float" office:value="7">
                <text:p>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775cm" svg:y="0.316cm" chart:style-name="ch2">
          <text:p>Average number of iterations (subsample)</text:p>
        </chart:title>
        <chart:plot-area chart:style-name="ch3" table:cell-range-address="Iterations.E1:Iterations.K1 Iterations.E102:Iterations.K102" svg:x="1.33cm" svg:y="1.301cm" svg:width="14.349cm" svg:height="6.544cm">
          <chartooo:coordinate-region svg:x="2.057cm" svg:y="1.501cm" svg:width="12.932cm" svg:height="5.698cm"/>
          <chart:axis chart:dimension="x" chart:name="primary-x" chart:style-name="ch4">
            <chart:title svg:x="7.693cm" svg:y="8.025cm" chart:style-name="ch5">
              <text:p>X Axis Title</text:p>
            </chart:title>
          </chart:axis>
          <chart:axis chart:dimension="y" chart:name="primary-y" chart:style-name="ch6">
            <chart:title svg:x="0.451cm" svg:y="5.067cm" chart:style-name="ch7">
              <text:p>N_iter</text:p>
            </chart:title>
            <chart:grid chart:style-name="ch8" chart:class="minor"/>
          </chart:axis>
          <chart:series chart:style-name="ch9" chart:values-cell-range-address="Iterations.E102:Iterations.K102" chart:class="chart:scatter">
            <chart:domain table:cell-range-address="Iterations.E1:Iterations.K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1">
                <text:p>0.000001</text:p>
                <draw:g>
                  <svg:desc>Iterations.E1:Iterations.K1</svg:desc>
                </draw:g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8.67">
                <text:p>8.67</text:p>
                <draw:g>
                  <svg:desc>Iterations.E102:Iterations.K102</svg:desc>
                </draw:g>
              </table:table-cell>
              <table:table-cell office:value-type="float" office:value="7.62">
                <text:p>7.62</text:p>
              </table:table-cell>
              <table:table-cell office:value-type="float" office:value="7.51">
                <text:p>7.51</text:p>
              </table:table-cell>
              <table:table-cell office:value-type="float" office:value="7">
                <text:p>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06cm" svg:y="0.316cm" chart:style-name="ch2">
          <text:p>Average deleted columns vs. filter limit (QR1)</text:p>
        </chart:title>
        <chart:plot-area chart:style-name="ch3" table:cell-range-address="'Deleted Columns'.A1:'Deleted Columns'.K1 'Deleted Columns'.A102:'Deleted Columns'.K102" chart:data-source-has-labels="column" svg:x="1.331cm" svg:y="1.275cm" svg:width="14.349cm" svg:height="6.564cm">
          <chartooo:coordinate-region svg:x="2.243cm" svg:y="1.475cm" svg:width="12.667cm" svg:height="5.717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6.44cm" chart:style-name="ch7">
              <text:p>Average deleted columns</text:p>
            </chart:title>
          </chart:axis>
          <chart:series chart:style-name="ch8" chart:values-cell-range-address="'Deleted Columns'.B102:'Deleted Columns'.K102" chart:label-cell-address="'Deleted Columns'.A102:'Deleted Columns'.A102" chart:class="chart:scatter">
            <chart:domain table:cell-range-address="'Deleted Columns'.B1:'Deleted Columns'.K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1">
                <text:p>0.001</text:p>
                <draw:g>
                  <svg:desc>'Deleted Columns'.B1:'Deleted Columns'.K1</svg:desc>
                </draw:g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average</text:p>
                <draw:g>
                  <svg:desc>'Deleted Columns'.A102:'Deleted Columns'.A102</svg:desc>
                </draw:g>
              </table:table-cell>
              <table:table-cell office:value-type="float" office:value="868.68">
                <text:p>868.68</text:p>
                <draw:g>
                  <svg:desc>'Deleted Columns'.B102:'Deleted Columns'.K102</svg:desc>
                </draw:g>
              </table:table-cell>
              <table:table-cell office:value-type="float" office:value="495.02">
                <text:p>495.02</text:p>
              </table:table-cell>
              <table:table-cell office:value-type="float" office:value="63.97">
                <text:p>63.97</text:p>
              </table:table-cell>
              <table:table-cell office:value-type="float" office:value="1.98">
                <text:p>1.9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